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.699cm" fo:break-before="auto" style:use-optimal-row-height="true"/>
    </style:style>
    <style:style style:name="ro2" style:family="table-row">
      <style:table-row-properties style:row-height="1.349cm" fo:break-before="auto" style:use-optimal-row-height="true"/>
    </style:style>
    <style:style style:name="ro3" style:family="table-row">
      <style:table-row-properties style:row-height="4.048cm" fo:break-before="auto" style:use-optimal-row-height="true"/>
    </style:style>
    <style:style style:name="ro4" style:family="table-row">
      <style:table-row-properties style:row-height="3.598cm" fo:break-before="auto" style:use-optimal-row-height="true"/>
    </style:style>
    <style:style style:name="ro5" style:family="table-row">
      <style:table-row-properties style:row-height="1.79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ddddd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21">
      <style:table-cell-properties fo:background-color="#eeeeee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eeeeee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1" table:default-cell-style-name="Default"/>
        <table:table-column table:style-name="co1" table:number-columns-repeated="5" table:default-cell-style-name="ce3"/>
        <table:table-column table:style-name="co1" table:number-columns-repeated="4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Default"/>
        <table:table-column table:style-name="co1" table:number-columns-repeated="12" table:default-cell-style-name="ce3"/>
        <table:table-column table:style-name="co1" table:number-columns-repeated="2" table:default-cell-style-name="Default"/>
        <table:table-column table:style-name="co1" table:number-columns-repeated="6" table:default-cell-style-name="ce3"/>
        <table:table-column table:style-name="co1" table:default-cell-style-name="Default"/>
        <table:table-column table:style-name="co1" table:number-columns-repeated="14" table:default-cell-style-name="ce3"/>
        <table:table-column table:style-name="co1" table:number-columns-repeated="206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How did the course meet your learning objectives?</text:p>
          </table:table-cell>
          <table:table-cell table:style-name="ce1" office:value-type="string" calcext:value-type="string">
            <text:p>How was the duration of the course?</text:p>
          </table:table-cell>
          <table:table-cell table:number-columns-repeated="2"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How useful was the lecture document?</text:p>
          </table:table-cell>
          <table:table-cell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Will you recommend this document to others?</text:p>
          </table:table-cell>
          <table:table-cell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If you have Linux / Android project opportunities, will you use this document again in the future?</text:p>
          </table:table-cell>
          <table:table-cell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How knowledgeable was the instructor?</text:p>
          </table:table-cell>
          <table:table-cell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Did instructor oral explanations add value to the lecture materials?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How much value did the instructor add to lecture materials?</text:p>
          </table:table-cell>
          <table:table-cell table:style-name="ce1" office:value-type="string" calcext:value-type="string">
            <text:p>Suggestions and comments</text:p>
          </table:table-cell>
          <table:table-cell table:style-name="ce1" office:value-type="string" calcext:value-type="string">
            <text:p>Was the instructor helpful with practical labs?</text:p>
          </table:table-cell>
          <table:table-cell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How do you rate the training equipment (mainly computers)?</text:p>
          </table:table-cell>
          <table:table-cell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How well was the course organized (program, registration, schedule...)?</text:p>
          </table:table-cell>
          <table:table-cell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How much did you learn?</text:p>
          </table:table-cell>
          <table:table-cell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How useful should this course be in your daily job?</text:p>
          </table:table-cell>
          <table:table-cell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Would you recommend this course to others?</text:p>
          </table:table-cell>
          <table:table-cell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Overall rating</text:p>
          </table:table-cell>
          <table:table-cell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An extra session?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How did the course meet your learning objectives?</text:p>
          </table:table-cell>
          <table:table-cell table:style-name="ce1" office:value-type="string" calcext:value-type="string">
            <text:p>What part(s) of the course did you like most?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What part(s) of the course did you like least?</text:p>
          </table:table-cell>
          <table:table-cell table:style-name="ce1" office:value-type="string" calcext:value-type="string">
            <text:p>What prompted you to choose Free Electrons?</text:p>
          </table:table-cell>
          <table:table-cell table:style-name="ce1" office:value-type="string" calcext:value-type="string">
            <text:p>How did you first learn about Free Electrons?</text:p>
          </table:table-cell>
          <table:table-cell table:style-name="ce1" office:value-type="string" calcext:value-type="string">
            <text:p>Interested in other types of embedded Linux / Android engineering services?</text:p>
          </table:table-cell>
          <table:table-cell table:style-name="ce1" office:value-type="string" calcext:value-type="string">
            <text:p>Comments and expectations</text:p>
          </table:table-cell>
          <table:table-cell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How do you rate training conditions (room size, equipment, environment)?</text:p>
          </table:table-cell>
          <table:table-cell table:style-name="ce1" office:value-type="string" calcext:value-type="string">
            <text:p>How useful were the training labs?</text:p>
          </table:table-cell>
          <table:table-cell table:number-columns-repeated="2"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How difficult were the training labs?</text:p>
          </table:table-cell>
          <table:table-cell table:style-name="ce1" office:value-type="string" calcext:value-type="string">
            <text:p>Was enough time dedicated to practical labs?</text:p>
          </table:table-cell>
          <table:table-cell table:style-name="ce1" office:value-type="string" calcext:value-type="string">
            <text:p>Comments and suggestions</text:p>
          </table:table-cell>
          <table:table-cell table:style-name="ce1" office:value-type="string" calcext:value-type="string">
            <text:p>How far do you come from?</text:p>
          </table:table-cell>
          <table:table-cell table:number-columns-repeated="206"/>
        </table:table-row>
        <table:table-row table:style-name="ro2">
          <table:table-cell office:value-type="float" office:value="41796.5615277778" calcext:value-type="float">
            <text:p>41796.561527777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expertise</text:p>
          </table:table-cell>
          <table:table-cell office:value-type="string" calcext:value-type="string">
            <text:p>Previous consulting by Free electron to Nagra</text:p>
          </table:table-cell>
          <table:table-cell office:value-type="string" calcext:value-type="string">
            <text:p>Build environment deployment and suppor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rom less than 100 km / 60 miles</text:p>
          </table:table-cell>
          <table:table-cell table:number-columns-repeated="206"/>
        </table:table-row>
        <table:table-row table:style-name="ro3">
          <table:table-cell office:value-type="float" office:value="41796.5646990741" calcext:value-type="float">
            <text:p>41796.564699074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ome of the knowledges I learn this week will be very useful to me.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 was quite interested in the kernel and in buildroot.</text:p>
          </table:table-cell>
          <table:table-cell/>
          <table:table-cell office:value-type="string" calcext:value-type="string">
            <text:p>Tools for embedded linux are interesting but would be more when going deeper in them.</text:p>
          </table:table-cell>
          <table:table-cell office:value-type="string" calcext:value-type="string">
            <text:p>Not applicable - My management made the decision, The society had already been contacted for a special task.</text:p>
          </table:table-cell>
          <table:table-cell office:value-type="string" calcext:value-type="string">
            <text:p>Free Electrons chosen by my management</text:p>
          </table:table-cell>
          <table:table-cell office:value-type="string" calcext:value-type="string">
            <text:p>Real-time: implementation and bug fixing, Build environment deployment and support, Consulting in technology selection and methodology </text:p>
          </table:table-cell>
          <table:table-cell office:value-type="string" calcext:value-type="string">
            <text:p>Very nice week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rom less than 100 km / 60 miles</text:p>
          </table:table-cell>
          <table:table-cell table:number-columns-repeated="206"/>
        </table:table-row>
        <table:table-row table:style-name="ro3">
          <table:table-cell office:value-type="float" office:value="41796.5648032407" calcext:value-type="float">
            <text:p>41796.564803240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he first 3 days, with the kernel generation, Nand flashing and memory organization were extremely instructive.</text:p>
          </table:table-cell>
          <table:table-cell table:number-columns-repeated="2"/>
          <table:table-cell office:value-type="string" calcext:value-type="string">
            <text:p>Not applicable - My management made the decision</text:p>
          </table:table-cell>
          <table:table-cell office:value-type="string" calcext:value-type="string">
            <text:p>Free Electrons chosen by my management</text:p>
          </table:table-cell>
          <table:table-cell office:value-type="string" calcext:value-type="string">
            <text:p>No idea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 regard with my personal background on development, which is extremely low, I needed more time to fully understand and apply what was expected from labs.</text:p>
          </table:table-cell>
          <table:table-cell office:value-type="string" calcext:value-type="string">
            <text:p>From less than 100 km / 60 miles</text:p>
          </table:table-cell>
          <table:table-cell table:number-columns-repeated="206"/>
        </table:table-row>
        <table:table-row table:style-name="ro4">
          <table:table-cell office:value-type="float" office:value="41796.5652314815" calcext:value-type="float">
            <text:p>41796.565231481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 the lecture I would find it useful to have some kind of summary at the end of each chapter, something like "things to be remembered".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Availability for on-site sessions, Trainer, Open training materials that can be checked in advance, Language, Cost</text:p>
          </table:table-cell>
          <table:table-cell office:value-type="string" calcext:value-type="string">
            <text:p>Internet search engines</text:p>
          </table:table-cell>
          <table:table-cell office:value-type="string" calcext:value-type="string">
            <text:p>Real-time: implementation and bug fixing, Investigating and fixing bug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rom less than 100 km / 60 miles</text:p>
          </table:table-cell>
          <table:table-cell table:number-columns-repeated="206"/>
        </table:table-row>
        <table:table-row table:style-name="ro5">
          <table:table-cell office:value-type="float" office:value="41796.5687152778" calcext:value-type="float">
            <text:p>41796.568715277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bugging/profiling tools was not exercised.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A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irect Implication on a Linux embedded STB project.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db debug exampl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Not applicable - My management made the decision</text:p>
          </table:table-cell>
          <table:table-cell office:value-type="string" calcext:value-type="string">
            <text:p>Free Electrons chosen by my management</text:p>
          </table:table-cell>
          <table:table-cell office:value-type="string" calcext:value-type="string">
            <text:p>Not interest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rom less than 100 km / 60 miles</text:p>
          </table:table-cell>
          <table:table-cell table:number-columns-repeated="2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1P0" style:volatile="true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ext-style style:name="N121">
      <number:text-content/>
      <style:map style:condition="value()&gt;=0" style:apply-style-name="N121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8" meta:object-count="0"/>
    <meta:generator>LibreOffice/4.2.3.3$Linux_X86_64 LibreOffice_project/420m0$Build-3</meta:generator>
  </office:meta>
</office:document-meta>
</file>